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officeooo:rsid="001593d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24410012" text:style-name="L1">
        <text:list-item>
          <text:p text:style-name="P1">The club actively sought more members.</text:p>
        </text:list-item>
        <text:list-item>
          <text:p text:style-name="P1">The participants in the workshop unanimously agreed that formal classes in sex education were imperative for high school students.</text:p>
        </text:list-item>
        <text:list-item>
          <text:p text:style-name="P1">Another practice the radio station purportedly employed was to double-bill customers for the same advertisements.</text:p>
        </text:list-item>
        <text:list-item>
          <text:p text:style-name="P1">Addressing the plan, the minister <text:span text:style-name="T1">stated </text:span>that it would fortify the elderly with enhanced protection against inflation.</text:p>
        </text:list-item>
        <text:list-item>
          <text:p text:style-name="P1">The city's decision to abandon its plans to expand the school was influenced, in part, by financial difficulties.</text:p>
        </text:list-item>
        <text:list-item>
          <text:p text:style-name="P1">The club was on the lookout for more members. Improved: The club actively sought more members.</text:p>
        </text:list-item>
        <text:list-item>
          <text:p text:style-name="P1">The consensus of opinion among participants in the workshop was that formal classes in sex education were a necessity for high school students. Improved: The participants in the workshop unanimously agreed that formal classes in sex education were imperative for high school students.</text:p>
        </text:list-item>
        <text:list-item>
          <text:p text:style-name="P1">Another practice the radio station allegedly engaged in was to bill customers twice for the same advertisements. Improved: Another practice the radio station purportedly employed was to double-bill customers for the same advertisements.</text:p>
        </text:list-item>
        <text:list-item>
          <text:p text:style-name="P1">Speaking of the plan, the minister said what it would do would be to give the elderly more protection against the problem of inflation. Improved: Addressing the plan, the minister asserted that it would fortify the elderly with enhanced protection against inflation.</text:p>
        </text:list-item>
        <text:list-item>
          <text:p text:style-name="P1">Financial problems were listed as one of the reasons why the city has decided to abandon its plans to expand the school. Improved: The city's decision to abandon its plans to expand the school was influenced, in part, by financial difficulti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09:52:45.826333790</meta:creation-date>
    <dc:date>2023-06-09T09:55:55.212262743</dc:date>
    <meta:editing-duration>PT3M10S</meta:editing-duration>
    <meta:editing-cycles>1</meta:editing-cycles>
    <meta:document-statistic meta:table-count="0" meta:image-count="0" meta:object-count="0" meta:page-count="1" meta:paragraph-count="10" meta:word-count="260" meta:character-count="1657" meta:non-whitespace-character-count="1417"/>
    <meta:generator>LibreOffice/7.0.4.2$Linux_X86_64 LibreOffice_project/00$Build-2</meta:generator>
  </office:meta>
</office:document-meta>
</file>